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alatino LT Std" svg:font-family="'Palatino LT Std'" style:font-pitch="variable"/>
    <style:font-face style:name="Palatino LT Std1" svg:font-family="'Palatino LT Std'" style:font-adornments="Regular" style:font-pitch="variable"/>
    <style:font-face style:name="Ubuntu" svg:font-family="Ubuntu" style:font-pitch="variable"/>
    <style:font-face style:name="Ubuntu1" svg:font-family="Ubuntu" style:font-adornments="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draw:marker-start-width="0.321cm" draw:marker-end-width="0.321cm" svg:stroke-opacity="75%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draw:stroke="dash" draw:stroke-dash="Long_20_Dash_20_Dot" svg:stroke-width="0.053cm" svg:stroke-color="#ccbb44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stroke="dash" draw:stroke-dash="Long_20_Dot" svg:stroke-width="0.035cm" svg:stroke-color="#bbbbbb" draw:marker-start-width="0.252cm" draw:marker-end-width="0.252cm" svg:stroke-linecap="butt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Dash" svg:stroke-width="0.081cm" svg:stroke-color="#ee6677" draw:marker-start-width="0.321cm" draw:marker-end-width="0.321cm" svg:stroke-opacity="75%" svg:stroke-linecap="butt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.023cm" fo:min-width="0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39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497cm"/>
      <style:paragraph-properties style:writing-mode="lr-tb"/>
    </style:style>
    <style:style style:name="gr8" style:family="graphic" style:parent-style-name="standard">
      <style:graphic-properties draw:stroke="none" svg:stroke-color="#555555" draw:fill-color="#555555" draw:textarea-horizontal-align="justify" draw:textarea-vertical-align="middle" draw:auto-grow-height="false" fo:min-height="0.023cm" fo:min-width="0cm" fo:wrap-option="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425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  <style:text-properties style:font-name="Palatino LT Std" fo:font-style="italic" style:font-style-asian="italic" style:font-style-complex="italic"/>
    </style:style>
    <style:style style:name="P4" style:family="paragraph">
      <loext:graphic-properties draw:fill="none" draw:fill-color="#ffffff"/>
      <style:text-properties fo:color="#555555" loext:opacity="100%" loext:color-lum-mod="100%" loext:color-lum-off="0%" style:font-name="Palatino LT Std" fo:font-style="italic" style:font-style-asian="italic" style:font-style-complex="italic"/>
    </style:style>
    <style:style style:name="P5" style:family="paragraph">
      <loext:graphic-properties draw:fill-color="#555555"/>
      <style:paragraph-properties fo:text-align="center"/>
    </style:style>
    <style:style style:name="P6" style:family="paragraph">
      <loext:graphic-properties draw:fill="none" draw:fill-color="#ffffff"/>
      <style:text-properties fo:color="#ee6677" loext:opacity="100%" loext:color-lum-mod="100%" loext:color-lum-off="0%" style:font-name="Palatino LT Std" fo:font-style="italic" style:font-style-asian="italic" style:font-style-complex="italic"/>
    </style:style>
    <style:style style:name="P7" style:family="paragraph">
      <loext:graphic-properties draw:fill="none" draw:fill-color="#ffffff"/>
      <style:text-properties fo:color="#4477aa" loext:opacity="100%" loext:color-lum-mod="100%" loext:color-lum-off="0%" style:font-name="Palatino LT Std" fo:font-style="italic" style:font-style-asian="italic" style:font-style-complex="italic"/>
    </style:style>
    <style:style style:name="P8" style:family="paragraph">
      <loext:graphic-properties draw:fill-color="#ffffff"/>
    </style:style>
    <style:style style:name="T1" style:family="text">
      <style:text-properties style:font-name="Palatino LT Std" fo:font-style="italic" style:font-style-asian="italic" style:font-style-complex="italic"/>
    </style:style>
    <style:style style:name="T2" style:family="text">
      <style:text-properties fo:color="#555555" loext:opacity="100%" style:font-name="Palatino LT Std" fo:font-style="italic" style:font-style-asian="italic" style:font-style-complex="italic"/>
    </style:style>
    <style:style style:name="T3" style:family="text">
      <style:text-properties fo:color="#ee6677" loext:opacity="100%" style:font-name="Palatino LT Std" fo:font-style="italic" style:font-style-asian="italic" style:font-style-complex="italic"/>
    </style:style>
    <style:style style:name="T4" style:family="text">
      <style:text-properties fo:color="#4477aa" loext:opacity="100%" style:font-name="Palatino LT Std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5.587cm" svg:y1="4.715cm" svg:x2="12.929cm" svg:y2="12.02cm">
          <text:p/>
        </draw:line>
        <draw:line draw:style-name="gr2" draw:text-style-name="P1" draw:layer="layout" svg:x1="12.929cm" svg:y1="12.021cm" svg:x2="17.904cm" svg:y2="7.046cm">
          <text:p/>
        </draw:line>
        <draw:line draw:style-name="gr2" draw:text-style-name="P1" draw:layer="layout" svg:x1="15.588cm" svg:y1="4.715cm" svg:x2="17.919cm" svg:y2="7.046cm">
          <text:p/>
        </draw:line>
        <draw:line draw:style-name="gr3" draw:text-style-name="P1" draw:layer="layout" svg:x1="17.904cm" svg:y1="7.046cm" svg:x2="14.266cm" svg:y2="8.369cm">
          <text:p/>
        </draw:line>
        <draw:path draw:style-name="gr4" draw:text-style-name="P1" draw:layer="layout" svg:width="2.658cm" svg:height="7.305cm" svg:x="12.929cm" svg:y="4.715cm" svg:viewBox="0 0 2659 7306" svg:d="M2659 0c-235 641-989 1546-1086 1878-118 312 136 708-265 1780-336 1059-33 1468-200 1838-112 302-851 1101-1108 1810">
          <text:p/>
        </draw:path>
        <draw:custom-shape draw:style-name="gr5" draw:text-style-name="P2" draw:layer="layout" svg:width="0.385cm" svg:height="0.385cm" svg:x="14.056cm" svg:y="8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891cm" svg:height="0.886cm" svg:x="13.365cm" svg:y="7.875cm">
          <draw:text-box>
            <text:p><text:span text:style-name="T1">P</text:span></text:p>
          </draw:text-box>
        </draw:frame>
        <draw:frame draw:style-name="gr7" draw:text-style-name="P4" draw:layer="layout" svg:width="0.997cm" svg:height="0.886cm" svg:x="17.966cm" svg:y="6.575cm">
          <draw:text-box>
            <text:p><text:span text:style-name="T2">Q</text:span></text:p>
          </draw:text-box>
        </draw:frame>
        <draw:custom-shape draw:style-name="gr8" draw:text-style-name="P5" draw:layer="layout" svg:width="0.385cm" svg:height="0.385cm" svg:x="17.699cm" svg:y="6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997cm" svg:height="0.886cm" svg:x="13.868cm" svg:y="5.775cm">
          <draw:text-box>
            <text:p><text:span text:style-name="T3">D</text:span></text:p>
          </draw:text-box>
        </draw:frame>
        <draw:frame draw:style-name="gr9" draw:text-style-name="P7" draw:layer="layout" svg:width="0.925cm" svg:height="0.886cm" svg:x="12.769cm" svg:y="9.875cm">
          <draw:text-box>
            <text:p><text:span text:style-name="T4">C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alatino LT Std" svg:font-family="'Palatino LT Std'" style:font-pitch="variable"/>
    <style:font-face style:name="Palatino LT Std1" svg:font-family="'Palatino LT Std'" style:font-adornments="Regular" style:font-pitch="variable"/>
    <style:font-face style:name="Ubuntu" svg:font-family="Ubuntu" style:font-pitch="variable"/>
    <style:font-face style:name="Ubuntu1" svg:font-family="Ubuntu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Long_20_Dash_20_Dot" draw:display-name="Long Dash Dot" draw:style="rect" draw:dots1="1" draw:dots1-length="400%" draw:dots2="1" draw:dots2-length="1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Ubuntu1" fo:font-family="Ubuntu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Ubuntu1" fo:font-family="Ubuntu" style:font-style-name="Regular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Ubuntu1" fo:font-family="Ubuntu" style:font-style-name="Regular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5:24:03.831337346</meta:creation-date>
    <dc:title>defaultA4L</dc:title>
    <meta:editing-duration>PT10M10S</meta:editing-duration>
    <meta:editing-cycles>4</meta:editing-cycles>
    <meta:generator>LibreOffice/7.5.1.2$Linux_X86_64 LibreOffice_project/50$Build-2</meta:generator>
    <dc:date>2023-03-27T16:07:22.794678560</dc:date>
    <meta:document-statistic meta:object-count="34"/>
  </office:meta>
</office:document-meta>
</file>